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187c" officeooo:paragraph-rsid="000e187c"/>
    </style:style>
    <style:style style:name="P2" style:family="paragraph" style:parent-style-name="Standard">
      <style:text-properties officeooo:rsid="000fed53" officeooo:paragraph-rsid="000fed53"/>
    </style:style>
    <style:style style:name="P3" style:family="paragraph" style:parent-style-name="Standard">
      <style:text-properties officeooo:rsid="0011ad97" officeooo:paragraph-rsid="0011ad97"/>
    </style:style>
    <style:style style:name="P4" style:family="paragraph" style:parent-style-name="Standard">
      <style:text-properties officeooo:rsid="00120408" officeooo:paragraph-rsid="00120408"/>
    </style:style>
    <style:style style:name="P5" style:family="paragraph" style:parent-style-name="Standard">
      <style:text-properties officeooo:rsid="0013f017" officeooo:paragraph-rsid="0013f017"/>
    </style:style>
    <style:style style:name="P6" style:family="paragraph" style:parent-style-name="Standard">
      <style:text-properties officeooo:rsid="0015847b" officeooo:paragraph-rsid="0015847b"/>
    </style:style>
    <style:style style:name="P7" style:family="paragraph" style:parent-style-name="Standard">
      <style:text-properties officeooo:rsid="00161418" officeooo:paragraph-rsid="00161418"/>
    </style:style>
    <style:style style:name="P8" style:family="paragraph" style:parent-style-name="Standard">
      <style:text-properties officeooo:rsid="001848b4" officeooo:paragraph-rsid="001848b4"/>
    </style:style>
    <style:style style:name="P9" style:family="paragraph" style:parent-style-name="Standard">
      <style:text-properties officeooo:rsid="0019f699" officeooo:paragraph-rsid="0019f699"/>
    </style:style>
    <style:style style:name="P10" style:family="paragraph" style:parent-style-name="Standard">
      <style:text-properties officeooo:rsid="001b1dd3" officeooo:paragraph-rsid="001b1dd3"/>
    </style:style>
    <style:style style:name="P11" style:family="paragraph" style:parent-style-name="Standard">
      <style:text-properties officeooo:rsid="001c9a05" officeooo:paragraph-rsid="001c9a05"/>
    </style:style>
    <style:style style:name="P12" style:family="paragraph" style:parent-style-name="Standard">
      <style:text-properties officeooo:rsid="001f0b93" officeooo:paragraph-rsid="001f0b93"/>
    </style:style>
    <style:style style:name="P13" style:family="paragraph" style:parent-style-name="Standard">
      <style:text-properties officeooo:rsid="00201580" officeooo:paragraph-rsid="00201580"/>
    </style:style>
    <style:style style:name="P14" style:family="paragraph" style:parent-style-name="Standard">
      <style:text-properties officeooo:rsid="0023dd89" officeooo:paragraph-rsid="0023dd89"/>
    </style:style>
    <style:style style:name="P15" style:family="paragraph" style:parent-style-name="Standard">
      <style:text-properties officeooo:rsid="0025730a" officeooo:paragraph-rsid="0025730a"/>
    </style:style>
    <style:style style:name="P16" style:family="paragraph" style:parent-style-name="Standard">
      <style:text-properties officeooo:rsid="002897af" officeooo:paragraph-rsid="002897af"/>
    </style:style>
    <style:style style:name="P17" style:family="paragraph" style:parent-style-name="Standard">
      <style:text-properties officeooo:rsid="002a80ea" officeooo:paragraph-rsid="002a80ea"/>
    </style:style>
    <style:style style:name="P18" style:family="paragraph" style:parent-style-name="Standard">
      <style:text-properties officeooo:rsid="002cd87c" officeooo:paragraph-rsid="002e22ae"/>
    </style:style>
    <style:style style:name="P19" style:family="paragraph" style:parent-style-name="Standard">
      <style:text-properties officeooo:rsid="002cd87c" officeooo:paragraph-rsid="002f230e"/>
    </style:style>
    <style:style style:name="P20" style:family="paragraph" style:parent-style-name="Standard">
      <style:text-properties officeooo:rsid="002cd87c" officeooo:paragraph-rsid="00308314"/>
    </style:style>
    <style:style style:name="P21" style:family="paragraph" style:parent-style-name="Standard">
      <style:text-properties officeooo:rsid="002cd87c" officeooo:paragraph-rsid="00318088"/>
    </style:style>
    <style:style style:name="P22" style:family="paragraph" style:parent-style-name="Standard">
      <style:text-properties officeooo:rsid="002cd87c" officeooo:paragraph-rsid="00318ec5"/>
    </style:style>
    <style:style style:name="P23" style:family="paragraph" style:parent-style-name="Standard">
      <style:text-properties officeooo:rsid="002cd87c" officeooo:paragraph-rsid="00332dd7"/>
    </style:style>
    <style:style style:name="P24" style:family="paragraph" style:parent-style-name="Standard">
      <style:text-properties officeooo:rsid="0037f364" officeooo:paragraph-rsid="0037f364"/>
    </style:style>
    <style:style style:name="P25" style:family="paragraph" style:parent-style-name="Standard">
      <style:text-properties officeooo:rsid="003b617e" officeooo:paragraph-rsid="003b617e"/>
    </style:style>
    <style:style style:name="P26" style:family="paragraph" style:parent-style-name="Standard">
      <style:text-properties officeooo:rsid="003ef80f" officeooo:paragraph-rsid="003ef80f"/>
    </style:style>
    <style:style style:name="P27" style:family="paragraph" style:parent-style-name="Standard">
      <style:text-properties officeooo:rsid="003f5049" officeooo:paragraph-rsid="003f5049"/>
    </style:style>
    <style:style style:name="P28" style:family="paragraph" style:parent-style-name="Standard">
      <style:text-properties officeooo:rsid="0040eae1" officeooo:paragraph-rsid="0040eae1"/>
    </style:style>
    <style:style style:name="P29" style:family="paragraph" style:parent-style-name="Standard">
      <style:text-properties officeooo:rsid="0042bc2c" officeooo:paragraph-rsid="0042bc2c"/>
    </style:style>
    <style:style style:name="P30" style:family="paragraph" style:parent-style-name="Standard">
      <style:text-properties officeooo:rsid="004490e2" officeooo:paragraph-rsid="004490e2"/>
    </style:style>
    <style:style style:name="P31" style:family="paragraph" style:parent-style-name="Standard">
      <style:text-properties officeooo:rsid="0046bb59" officeooo:paragraph-rsid="0046bb59"/>
    </style:style>
    <style:style style:name="P32" style:family="paragraph" style:parent-style-name="Standard">
      <style:text-properties officeooo:rsid="00482f65" officeooo:paragraph-rsid="00482f65"/>
    </style:style>
    <style:style style:name="P33" style:family="paragraph" style:parent-style-name="Standard">
      <style:text-properties officeooo:rsid="004936a7" officeooo:paragraph-rsid="004936a7"/>
    </style:style>
    <style:style style:name="P34" style:family="paragraph" style:parent-style-name="Standard">
      <style:text-properties officeooo:rsid="004f0f45" officeooo:paragraph-rsid="004f0f45"/>
    </style:style>
    <style:style style:name="P35" style:family="paragraph" style:parent-style-name="Standard">
      <style:text-properties officeooo:rsid="0050f569" officeooo:paragraph-rsid="0050f569"/>
    </style:style>
    <style:style style:name="P36" style:family="paragraph" style:parent-style-name="Standard">
      <style:text-properties officeooo:rsid="00520980" officeooo:paragraph-rsid="00520980"/>
    </style:style>
    <style:style style:name="P37" style:family="paragraph" style:parent-style-name="Standard">
      <style:text-properties officeooo:rsid="00257621" officeooo:paragraph-rsid="00257621"/>
    </style:style>
    <style:style style:name="T1" style:family="text">
      <style:text-properties officeooo:rsid="000e51d5"/>
    </style:style>
    <style:style style:name="T2" style:family="text">
      <style:text-properties officeooo:rsid="001664cc"/>
    </style:style>
    <style:style style:name="T3" style:family="text">
      <style:text-properties officeooo:rsid="0019921c"/>
    </style:style>
    <style:style style:name="T4" style:family="text">
      <style:text-properties officeooo:rsid="001d40f4"/>
    </style:style>
    <style:style style:name="T5" style:family="text">
      <style:text-properties officeooo:rsid="00201580"/>
    </style:style>
    <style:style style:name="T6" style:family="text">
      <style:text-properties officeooo:rsid="0020f5fa"/>
    </style:style>
    <style:style style:name="T7" style:family="text">
      <style:text-properties officeooo:rsid="002404ab"/>
    </style:style>
    <style:style style:name="T8" style:family="text">
      <style:text-properties officeooo:rsid="0026cd03"/>
    </style:style>
    <style:style style:name="T9" style:family="text">
      <style:text-properties officeooo:rsid="00257621"/>
    </style:style>
    <style:style style:name="T10" style:family="text">
      <style:text-properties officeooo:rsid="002c1c24"/>
    </style:style>
    <style:style style:name="T11" style:family="text">
      <style:text-properties officeooo:rsid="002e22ae"/>
    </style:style>
    <style:style style:name="T12" style:family="text">
      <style:text-properties officeooo:rsid="002f230e"/>
    </style:style>
    <style:style style:name="T13" style:family="text">
      <style:text-properties officeooo:rsid="002fcfbe"/>
    </style:style>
    <style:style style:name="T14" style:family="text">
      <style:text-properties officeooo:rsid="00308314"/>
    </style:style>
    <style:style style:name="T15" style:family="text">
      <style:text-properties officeooo:rsid="00311073"/>
    </style:style>
    <style:style style:name="T16" style:family="text">
      <style:text-properties officeooo:rsid="00318088"/>
    </style:style>
    <style:style style:name="T17" style:family="text">
      <style:text-properties officeooo:rsid="00318ec5"/>
    </style:style>
    <style:style style:name="T18" style:family="text">
      <style:text-properties officeooo:rsid="00332dd7"/>
    </style:style>
    <style:style style:name="T19" style:family="text">
      <style:text-properties officeooo:rsid="0033f56b"/>
    </style:style>
    <style:style style:name="T20" style:family="text">
      <style:text-properties officeooo:rsid="0035a1bf"/>
    </style:style>
    <style:style style:name="T21" style:family="text">
      <style:text-properties style:text-position="super 58%" officeooo:rsid="0033f56b"/>
    </style:style>
    <style:style style:name="T22" style:family="text">
      <style:text-properties officeooo:rsid="0038bec1"/>
    </style:style>
    <style:style style:name="T23" style:family="text">
      <style:text-properties officeooo:rsid="00393a07"/>
    </style:style>
    <style:style style:name="T24" style:family="text">
      <style:text-properties officeooo:rsid="003aef4f"/>
    </style:style>
    <style:style style:name="T25" style:family="text">
      <style:text-properties officeooo:rsid="003cd5d9"/>
    </style:style>
    <style:style style:name="T26" style:family="text">
      <style:text-properties officeooo:rsid="003ebb55"/>
    </style:style>
    <style:style style:name="T27" style:family="text">
      <style:text-properties officeooo:rsid="0044a42d"/>
    </style:style>
    <style:style style:name="T28" style:family="text">
      <style:text-properties officeooo:rsid="0044ecd4"/>
    </style:style>
    <style:style style:name="T29" style:family="text">
      <style:text-properties officeooo:rsid="0049befb"/>
    </style:style>
    <style:style style:name="T30" style:family="text">
      <style:text-properties officeooo:rsid="004b4921"/>
    </style:style>
    <style:style style:name="T31" style:family="text">
      <style:text-properties officeooo:rsid="004c6cd9"/>
    </style:style>
    <style:style style:name="T32" style:family="text">
      <style:text-properties officeooo:rsid="004f58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 eggs, why do chickens lay eggs? Animals that lay eggs. Do flies lay eggs each time they land?<text:span text:style-name="T1">do not step on the manhole cover. It was the US captain who throw out the manhole cover and hit the car.</text:span></text:p>
      <text:p text:style-name="P2">Give me a hand, do me a favor, you got a second? I’m all ears. Get a taxi. Hail a cab.</text:p>
      <text:p text:style-name="P3">Persistent Vegetative State, Persistent Vegetative State.</text:p>
      <text:p text:style-name="P3">My phone is almost dead, can I use your charger please?</text:p>
      <text:p text:style-name="P4">A scary story, a scary movie. </text:p>
      <text:p text:style-name="P5">Incredible giant cactus in Mexico desert. Incredible giant cactus in Mexico desert.</text:p>
      <text:p text:style-name="P6">One way ticket, round trip ticket. One way ticket, round trip ticket.</text:p>
      <text:p text:style-name="P7">Coconut milk, coconut juice. </text:p>
      <text:p text:style-name="P7">Well, I come here to wish you happy birthday. <text:span text:style-name="T2">I’ve been here for a month, cleaning, cooking, pretending to be your wife. And now, you don’t need me, you are kicking me out.</text:span></text:p>
      <text:p text:style-name="P8">Oregon State in US, Oregon State in US. <text:span text:style-name="T3">We spend a weekend in Oregon. We spend a week in Oregon.</text:span></text:p>
      <text:p text:style-name="P9">Where is the moral bottom line? Where is the moral bottom line? </text:p>
      <text:p text:style-name="P10">Punctuation marks, you will notice that the letter was completely without punctuation marks.</text:p>
      <text:p text:style-name="P11">More young adults are getting cancer now than ever. <text:span text:style-name="T4">More young adults are getting cancer now than ever.</text:span></text:p>
      <text:p text:style-name="P12"><text:span text:style-name="T5">lure</text:span> of money, <text:span text:style-name="T5">lure</text:span> of power, she was lured into the job by offer a high salary.</text:p>
      <text:p text:style-name="P13">This is <text:span text:style-name="T6">a </text:span>pan, this is a pot.</text:p>
      <text:p text:style-name="P14">Confiscate, confiscated. <text:span text:style-name="T7">His passport was confiscated by police to prevent him from leaving this country. Mr. Wu confiscated my iPhone.</text:span></text:p>
      <text:p text:style-name="P15">To avoid scam<text:span text:style-name="T8">s</text:span>, never sign things in a hurry. How to avoid scams? <text:span text:style-name="T9">Scam gallery, fraud list.</text:span></text:p>
      <text:p text:style-name="P16">According to preliminary investigation, according to preliminary investigation.</text:p>
      <text:p text:style-name="P17">Take a road trip. I want to go on a road trip. <text:span text:style-name="T10">7 tips for planning a road trip.</text:span></text:p>
      <text:p text:style-name="P18">Rainstorm, <text:span text:style-name="T11">an orange alert for rainstorms issued. Red alert, orange alert.</text:span></text:p>
      <text:p text:style-name="P19"><text:span text:style-name="T12">Have you arrived yet? We’ve arrived. I’ve arrived. </text:span></text:p>
      <text:p text:style-name="P20"><text:span text:style-name="T13">Garbage classification is everyone’s responsibility. </text:span><text:span text:style-name="T14">Why China has started to classify its garbage?</text:span></text:p>
      <text:p text:style-name="P21"><text:span text:style-name="T15">Zen of Analog Circuit Design, </text:span><text:span text:style-name="T16">Zen and the art of motorcycle maintenance.</text:span></text:p>
      <text:p text:style-name="P22"><text:span text:style-name="T17">Sweet melon, muskmelon, Hami Melon Picking Garden.</text:span></text:p>
      <text:p text:style-name="P23"><text:span text:style-name="T18">Pretending to be </text:span><text:span text:style-name="T19">a mature</text:span><text:span text:style-name="T18"> adult is so exhausting. <text:s/></text:span><text:span text:style-name="T19">Premature babies. A premature baby means the baby was born too early, the birth takes place before </text:span><text:span text:style-name="T20">the </text:span><text:span text:style-name="T19">37</text:span><text:span text:style-name="T21">th</text:span><text:span text:style-name="T19"> week of pregnancy. </text:span><text:span text:style-name="T20">Premature babies should be put into incubators.</text:span></text:p>
      <text:p text:style-name="P24">House collapses in Alaska after flooding. <text:s/><text:span text:style-name="T22">Flooding destroys mansions. </text:span><text:span text:style-name="T23">Don’t be pretentious, live high and stay away from the water. </text:span><text:span text:style-name="T24">They have a villa in Spain. </text:span></text:p>
      <text:p text:style-name="P25">I saw he was <text:span text:style-name="T25">obviously</text:span> masturbating himself. Masturbate, masturbating. <text:s/><text:span text:style-name="T26">I saw the man was obviously masturbating himself.</text:span></text:p>
      <text:p text:style-name="P26">Cascaded FET amplifier Circuit, cascaded FET amplifier circuit.</text:p>
      <text:p text:style-name="P27">Brave heart, initial dream. Brave heart, initial dream.</text:p>
      <text:p text:style-name="P28">Food additive, compared to the price, I’m concern about food safety much, I wonder if the noodles were added food additives.</text:p>
      <text:p text:style-name="P29">Check the ingredients list before buying. Preservative. Preservative.</text:p>
      <text:p text:style-name="P30">US border patrol, NISSAN Patrol SUV. <text:span text:style-name="T27">The </text:span><text:span text:style-name="T28">security </text:span><text:span text:style-name="T27">guard and a dog patrols the site at night.</text:span></text:p>
      <text:p text:style-name="P31">The tire shaped robot from China patrols streets and deploys tear gas to catch criminals.</text:p>
      <text:p text:style-name="P32">Low, moderate, High, he is a moderate driver. </text:p>
      <text:p text:style-name="P33">What’s the financial education? <text:s/><text:span text:style-name="T29">It’s not get a job, work hard and save money. </text:span><text:span text:style-name="T30">The financial education is two things, debt and taxes. </text:span><text:span text:style-name="T31">Get out of debt, debt ceiling. That’s the most ridiculous thing there is.</text:span></text:p>
      <text:p text:style-name="P34">The ticket is non-refundable. <text:s/>No invoice for refund fee. <text:span text:style-name="T32">Do not place the ticket near the magnetic field.</text:span></text:p>
      <text:p text:style-name="P35">How to breed gold fish successfully? Breed gold fish.</text:p>
      <text:p text:style-name="P36">Graduation employment, graduation employment rate remains stable in China.</text:p>
      <text:p text:style-name="P36"><text:soft-page-break/></text:p>
      <text:p text:style-name="P30"/>
      <text:p text:style-name="P25"/>
      <text:p text:style-name="P23"/>
      <text:p text:style-name="P23"/>
      <text:p text:style-name="P23"><text:span text:style-name="T11"><text:s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/>
      <text:p text:style-name="P13"/>
      <text:p text:style-name="P12"/>
      <text:p text:style-name="P1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5:31:38.581423046</meta:creation-date>
    <dc:date>2025-06-12T16:18:09.535357907</dc:date>
    <meta:editing-duration>PT46M1S</meta:editing-duration>
    <meta:editing-cycles>65</meta:editing-cycles>
    <meta:generator>LibreOffice/24.8.7.2$Linux_X86_64 LibreOffice_project/480$Build-2</meta:generator>
    <meta:document-statistic meta:table-count="0" meta:image-count="0" meta:object-count="0" meta:page-count="2" meta:paragraph-count="39" meta:word-count="586" meta:character-count="3462" meta:non-whitespace-character-count="2902"/>
  </office:meta>
</office:document-meta>
</file>